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5in" fo:margin-right="0in" fo:text-align="justify" style:justify-single-word="false" fo:text-indent="0in" style:auto-text-indent="false"/>
    </style:style>
    <style:style style:name="P2" style:family="paragraph" style:parent-style-name="Standard">
      <style:text-properties fo:language="en" fo:country="US"/>
    </style:style>
    <style:style style:name="P3" style:family="paragraph" style:parent-style-name="Standard">
      <style:text-properties style:font-name="Courier New" fo:font-size="8pt" style:font-size-asian="8pt" style:font-name-complex="Courier New"/>
    </style:style>
    <style:style style:name="P4" style:family="paragraph" style:parent-style-name="Standard">
      <style:text-properties style:font-name="Courier New" fo:font-size="8pt" fo:language="en" fo:country="US" style:font-size-asian="8pt" style:font-name-complex="Courier New"/>
    </style:style>
    <style:style style:name="P5" style:family="paragraph" style:parent-style-name="Standard">
      <style:paragraph-properties fo:text-align="justify" style:justify-single-word="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in" fo:margin-right="0in" fo:text-indent="0.5in" style:auto-text-indent="false"/>
      <style:text-properties fo:language="en" fo:country="US"/>
    </style:style>
    <style:style style:name="P9" style:family="paragraph" style:parent-style-name="Standard">
      <style:paragraph-properties fo:margin-left="0in" fo:margin-right="0in" fo:text-align="justify" style:justify-single-word="false" fo:text-indent="0.5in" style:auto-text-indent="false"/>
      <style:text-properties style:font-name="Courier New" fo:font-size="8pt" style:font-size-asian="8pt" style:font-name-complex="Courier New"/>
    </style:style>
    <style:style style:name="P10" style:family="paragraph" style:parent-style-name="Heading_20_1" style:master-page-name="Standard">
      <style:paragraph-properties style:page-number="auto"/>
    </style:style>
    <style:style style:name="P11" style:family="paragraph" style:parent-style-name="Название_20_объекта">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background-color="#ff0000"/>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language="en" fo:country="US" style:font-name-complex="Courier New"/>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office:automatic-styles>
  <office:body>
    <office:text text:use-soft-page-breaks="true">
      <office:forms form:automatic-focus="false" form:apply-design-mode="false"/>
      <text:tracked-changes>
        <text:changed-region xml:id="ct94819755387856" text:id="ct94819755387856">
          <text:deletion>
            <office:change-info>
              <dc:creator>kris kaspersky</dc:creator>
              <dc:date>2005-03-01T04:23:00</dc:date>
            </office:change-info>
            <text:p text:style-name="P1"><text:span text:style-name="T1">здесь </text:span></text:p>
          </text:deletion>
        </text:changed-region>
        <text:changed-region xml:id="ct94819759386976" text:id="ct94819759386976">
          <text:insertion>
            <office:change-info>
              <dc:creator>kris kaspersky</dc:creator>
              <dc:date>2005-03-01T04:24:00</dc:date>
            </office:change-info>
          </text:insertion>
        </text:changed-region>
        <text:changed-region xml:id="ct94819755003904" text:id="ct94819755003904">
          <text:insertion>
            <office:change-info>
              <dc:creator>kris kaspersky</dc:creator>
              <dc:date>2005-03-01T04:24:00</dc:date>
            </office:change-info>
          </text:insertion>
        </text:changed-region>
        <text:changed-region xml:id="ct94819712995712" text:id="ct94819712995712">
          <text:deletion>
            <office:change-info>
              <dc:creator>kris kaspersky</dc:creator>
              <dc:date>2005-03-01T04:24:00</dc:date>
            </office:change-info>
            <text:p text:style-name="P1"><text:span text:style-name="T1">которые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0" text:outline-level="1">ассемблер — это просто <text:span text:style-name="T2">[хадкорный ассемблер]</text:span></text:h>
      <text:p text:style-name="Standard">крис касперски ака мыщъх, <text:span text:style-name="T3">no</text:span>-<text:span text:style-name="T3">email</text:span></text:p>
      <text:p text:style-name="P2"/>
      <text:p text:style-name="P1"><text:span text:style-name="T1">эта рубрика открывает двери в удивительный мир, расположенный за фасадом высокоуровневого программирования. </text:span><text:change text:change-id="ct94819755387856"/><text:change-start text:change-id="ct94819759386976"/><text:span text:style-name="T1">где </text:span><text:change-end text:change-id="ct94819759386976"/><text:span text:style-name="T1">вращаются те шестеренки, </text:span><text:change-start text:change-id="ct94819755003904"/><text:span text:style-name="T1">что</text:span><text:change-end text:change-id="ct94819755003904"/><text:change text:change-id="ct94819712995712"/><text:span text:style-name="T1">приводят в движение все остальное. ассемблер — это разговор с компьютером на естественном для него языке, радость общение с голым железом, высший пилотаж особого полета свободной мысли и безграничное пространство для самовыражения. ассемблер намного проще большинства языков высоко уровня, он значительно проще, чем Си++ и овладеть им можно буквально за несколько месяцев, главное взять правильный старт, уверенно продвигаясь в нужном направлении, а не петляя впотьмах наугад.</text:span></text:p>
      <text:h text:style-name="Heading_20_2" text:outline-level="2">ассемблер — это не только ценный мех</text:h>
      <text:p text:style-name="P7">Хакер, не знающий ассемблера, все равно, что гребец без весла. На языках высокого уровня далеко не уплывешь. Чтобы взломать приложение, исходные тексты которого недоступны (а в подавляющем большинстве случаев дело обстоит именно так), необходимо проанализировать его алгоритм, растворенный в абракадабре машинного кода. Существует множество переводчиков с машинного кода на ассемблер (такие штуки называются дизассемблерами), но автоматически восстановить исходный текст по машинному коду невозможно!</text:p>
      <text:p text:style-name="P7">Добыча недокументированных возможностей из недр операционной системы так же ведется на ассемблере. Поиск закладок, обезвреживание вирусов, адоптация приложений под собственные нужды, заимствование чужих идей, рассекречивание засекреченных алгоритмов… Перечисление можно продолжать бесконечно. Сфера применения ассемблера настолько широка, что проще перечислить области к которым он не имеет никакого отношения.</text:p>
      <text:p text:style-name="P7">Ассемблер — это мощное оружие, дающее безграничную власть над системой. Это седьмое чувство и второе зрение. Когда выскакивает хорошо известное окно с воплем о критической ошибке, прикладники лишь матерятся и разводят руками (это карма у программы такая). Все эти буковки и циферки для них китайская грамота. Но не для ассемблерщиков! Эти ребята спокойно идут по указанному адресу, правят баг, зачастую даже без потери не сохраненных данных!</text:p>
      <text:h text:style-name="Heading_20_2" text:outline-level="2">философия ассемблера</text:h>
      <text:p text:style-name="P7">Ассемблер — это низкоуровневый язык, оперирующий машинными понятиями и концепциями. Не ищите команду вывода строки "<text:span text:style-name="T3">hello</text:span>, <text:span text:style-name="T3">world</text:span>!". Здесь ее нет. Вот кратный перечень действий, которые может выполнить процессор: сложить/вычесть/разделить/умножить/сравнить два числа и в зависимости от полученного результата передать управление на ту или иную ветку, переслать число с одного места в другое, записать число в порт или прочитать его оттуда. Управление периферией осуществляется именно через порты или через специальную область памяти (например, видеопамять). Чтобы вывести символ на терминал, необходимо обратиться к технической документации на видеокарту, а чтобы прочитать сектор с диска — к документации по накопителю. К счастью, эту часть работы берут на себя драйвера и выполнять ее вручную обычно не требуется (к тому же, в нормальных операционных системах, таких, например, как <text:span text:style-name="T3">Windows</text:span> <text:span text:style-name="T3">NT</text:span> с прикладного уровня порты недоступны).</text:p>
      <text:p text:style-name="P7">Другой машинной концепцией является <text:span text:style-name="T1">регистр</text:span>. Объяснить, что это такое, не погрешив против истины, невозможно. Регистр это нечто такое, что выглядит как регистр, но таковым в действительно не является. В древних машинах регистр был частью устройства обработки данных. Процессор не может сложить два числа, находящихся в оперативной памяти. Сначала он должен взять их в руки (регистры). Это — на микро уровне. Поверх микро уровня расположен интерпретатор машинных кодов, без которого не обходится не один современных процессор (да! да! машинные коды интерпретируются!). <text:span text:style-name="T3">PDP</text:span>-11 уже не требовал от программиста предварительной загрузки данных в регистры, делая вид, что он берет их прямо из памяти. На самом же деле, данные скрыто загружались во внутренние регистры, а после выполнения арифметических операций результат записывался в память или в… "логический" регистр, представляющий собой ячейку очень быстрой памяти.</text:p>
      <text:p text:style-name="P7"><text:soft-page-break/>В <text:span text:style-name="T3">x</text:span>86 регистры так же виртуальны, но в отличие от <text:span text:style-name="T3">PDP</text:span>, частично сохранили свою специализацию. Некоторые команды (например, <text:span text:style-name="T3">MUL</text:span>) работают со строго определенным набором регистров, который не может быть изменен. Это — плата за совместимость со старыми версиями. Другое неприятное ограничение состоит в том, что <text:span text:style-name="T3">x</text:span>86 не поддерживает адресации типа память<text:span text:style-name="T3"> </text:span>– память и одно из обрабатываемых чисел обязательно должно находится в регистре или представлять собой непосредственное значение. Фактически, ассемблерная программа наполовину состоит из команд пересылки данных.</text:p>
      <text:p text:style-name="P7">Все эти действия происходят на арене, называемой адресным пространством. Адресное пространство — это просто совокупность ячеек виртуальной памяти, доступной процессору. Операционные системы типа <text:span text:style-name="T3">Windows </text:span>9<text:span text:style-name="T3">x</text:span> и большинство <text:span text:style-name="T3">UNIX</text:span>'ов создают для каждого приложения свой независимый 4 Гбайтный регион, в котором можно выделить по меньшей мере три области: область кода, область данных и стек.</text:p>
      <text:p text:style-name="P7">Стек — это такой способ хранения данных. Что-то среднее между списком и массивом (читайте Кнута, от рулез). Команда <text:span text:style-name="T3">PUSH</text:span> кладет новую порцию данных на верхушку стека, а команда <text:span text:style-name="T3">POP</text:span> — снимает. Это позволяет сохранять данные в памяти не заботясь об их абсолютных адресах. Очень удобно! Вызов функций происходит именно так. Команда <text:span text:style-name="T3">CALL</text:span> <text:span text:style-name="T3">func</text:span> забрасывает в стек адрес следующей за ней команды, а <text:span text:style-name="T3">RET</text:span> стягивает его со стека. Указатель на текущую вершину хранится в регистре <text:span text:style-name="T3">ESP</text:span>, а дно… формально стек ограничен лишь протяженностью адресного пространства, а так — количеством выделенной ему памяти. Направление роста стека: от больших адресов — к меньшим. Еще говорят, что стек растет снизу вверх.</text:p>
      <text:p text:style-name="P7">Регистр <text:span text:style-name="T3">EIP</text:span> содержит указатель на следующую выполняемую команду и непосредственно недоступен для модификации. Регистры <text:span text:style-name="T3">EAX</text:span>, <text:span text:style-name="T3">EBX</text:span>, <text:span text:style-name="T3">ECX</text:span>, <text:span text:style-name="T3">EDX</text:span>, <text:span text:style-name="T3">ESI</text:span>, <text:span text:style-name="T3">EDI</text:span>, <text:span text:style-name="T3">EBP</text:span> называются регистрами общего назначения и могут свободно участвовать в любых математических операциях или операциях обращения к памяти. Их всего семь. Семь 32-разрядных регистров. Четыре первых из них (<text:span text:style-name="T3">EAX</text:span>, <text:span text:style-name="T3">EBX</text:span>, <text:span text:style-name="T3">ECX</text:span> и <text:span text:style-name="T3">EDX</text:span>) допускают обращения к своим 16-разрядным половинкам, хранящим младшее слово — <text:span text:style-name="T3">AX</text:span>, <text:span text:style-name="T3">BX</text:span>, <text:span text:style-name="T3">CX</text:span> и <text:span text:style-name="T3">DX</text:span>. Каждый из них в свою очередь делиться на старший и младший байты — <text:span text:style-name="T3">AH</text:span>/<text:span text:style-name="T3">AL</text:span>, <text:span text:style-name="T3">BH</text:span>/<text:span text:style-name="T3">BL</text:span>, <text:span text:style-name="T3">CH</text:span>/<text:span text:style-name="T3">CL</text:span> и <text:span text:style-name="T3">DH</text:span>/<text:span text:style-name="T3">DL</text:span>. Важно понять, что <text:span text:style-name="T3">AL</text:span>, <text:span text:style-name="T3">AX</text:span> и <text:span text:style-name="T3">EAX</text:span> это не три разных регистра, а разные части одного и того же регистра!</text:p>
      <text:p text:style-name="P7">Существуют так же и другие регистры — сегментные, мультимедийные, регистры математического сопроцессора, отладочные регистры… Без хорошего справочника в них легко запутаться и утонуть, однако, на первых порах мы их касаться не будем.</text:p>
      <text:h text:style-name="Heading_20_2" text:outline-level="2">объяснение ассемблера на сишных примерах</text:h>
      <text:p text:style-name="P7">Основной ассемблерной командой является команда пересылки данных <text:span text:style-name="T3">MOV</text:span>, которую можно уподобить оператору присвоения. <text:span text:style-name="T6">c </text:span><text:span text:style-name="T5">=</text:span><text:span text:style-name="T6"> </text:span><text:span text:style-name="T5">0</text:span><text:span text:style-name="T6">x</text:span><text:span text:style-name="T5">333</text:span> на языке ассемблера записывается так: <text:span text:style-name="T6">MOV EAX</text:span><text:span text:style-name="T5">, 333</text:span><text:span text:style-name="T6">h</text:span><text:span text:style-name="T5"> </text:span>(обратите внимание на разницу записи шестнадцатеричных чисел!). Можно так же записать <text:span text:style-name="T6">MOV EAX</text:span><text:span text:style-name="T5">,</text:span><text:span text:style-name="T6"> EBX</text:span> (записать в регистр <text:span text:style-name="T3">EAX</text:span> значение регистра <text:span text:style-name="T3">EBX</text:span>).</text:p>
      <text:p text:style-name="P7">Указатели заключаются в квадратные скобки. Сишное <text:span text:style-name="T6">a</text:span><text:span text:style-name="T5"> = *</text:span><text:span text:style-name="T6">b</text:span> на ассемблере записывается так: <text:span text:style-name="T6">MOV EAX</text:span><text:span text:style-name="T5">,</text:span><text:span text:style-name="T6"> </text:span><text:span text:style-name="T5">[</text:span><text:span text:style-name="T6">EBX</text:span><text:span text:style-name="T5">]</text:span>. При желании, к указателю можно добавить смещение: <text:span text:style-name="T6">a</text:span><text:span text:style-name="T5"> = </text:span><text:span text:style-name="T6">b</text:span><text:span text:style-name="T5">[0</text:span><text:span text:style-name="T6">x</text:span><text:span text:style-name="T5">66]</text:span> эквивалентно: <text:span text:style-name="T6">MOV EAX</text:span><text:span text:style-name="T5">, [</text:span><text:span text:style-name="T6">EBX</text:span><text:span text:style-name="T5"> + 0</text:span><text:span text:style-name="T6">x</text:span><text:span text:style-name="T5">66]</text:span>.</text:p>
      <text:p text:style-name="P7">Переменные объявляются директивами <text:span text:style-name="T3">DB</text:span> (переменная в один байт), <text:span text:style-name="T3">DW</text:span> (переменная в одно слово), <text:span text:style-name="T3">DD</text:span> (переменная в двойное слово) и т.д. Знаковость переменных при их объявлении не указывается. Одна и та же переменная в различных участках программы может интерпретироваться и как число со знаком и как число без знака. Для загрузки переменной в указатель применяется либо команда <text:span text:style-name="T3">LEA</text:span>, либо <text:span text:style-name="T3">MOV</text:span> с директивой <text:span text:style-name="T3">offset</text:span>. Покажем это на следующем примере:</text:p>
      <text:p text:style-name="P8"/>
      <text:p text:style-name="Standard"><text:span text:style-name="T8">LEA</text:span><text:span text:style-name="T7"> </text:span><text:span text:style-name="T8">EDX</text:span><text:span text:style-name="T7">,</text:span><text:span text:style-name="T8">b</text:span><text:span text:style-name="T7"><text:tab/>;// регистр </text:span><text:span text:style-name="T8">EDX</text:span><text:span text:style-name="T7"> содержит указатель на переменную </text:span><text:span text:style-name="T8">b</text:span></text:p>
      <text:p text:style-name="Standard"><text:span text:style-name="T8">MOV</text:span><text:span text:style-name="T7"> </text:span><text:span text:style-name="T8">EBX</text:span><text:span text:style-name="T7">,</text:span><text:span text:style-name="T8">a</text:span><text:span text:style-name="T7"><text:tab/>;// регистр </text:span><text:span text:style-name="T8">EBX</text:span><text:span text:style-name="T7"> содержит значение переменной </text:span><text:span text:style-name="T8">a</text:span></text:p>
      <text:p text:style-name="Standard"><text:span text:style-name="T8">MOV</text:span><text:span text:style-name="T7"> </text:span><text:span text:style-name="T8">ECX</text:span><text:span text:style-name="T7">, </text:span><text:span text:style-name="T8">offset</text:span><text:span text:style-name="T7"> </text:span><text:span text:style-name="T8">a</text:span><text:span text:style-name="T7"> // регистр </text:span><text:span text:style-name="T8">ECX</text:span><text:span text:style-name="T7"> содержит указатель на переменную </text:span><text:span text:style-name="T8">a</text:span></text:p>
      <text:p text:style-name="P4"/>
      <text:p text:style-name="Standard"><text:span text:style-name="T8">MOV</text:span><text:span text:style-name="T7"> [</text:span><text:span text:style-name="T8">EDX</text:span><text:span text:style-name="T7">],</text:span><text:span text:style-name="T8">EBX</text:span><text:span text:style-name="T7"><text:tab/>;// скопировать переменную </text:span><text:span text:style-name="T8">a</text:span><text:span text:style-name="T7"> b</text:span></text:p>
      <text:p text:style-name="P3"/>
      <text:p text:style-name="Standard"><text:span text:style-name="T8">MOV</text:span><text:span text:style-name="T7"> </text:span><text:span text:style-name="T8">b</text:span><text:span text:style-name="T7">, </text:span><text:span text:style-name="T8">EBX</text:span><text:span text:style-name="T7"><text:tab/>;// скопировать переменную </text:span><text:span text:style-name="T8">a</text:span><text:span text:style-name="T7"> b</text:span></text:p>
      <text:p text:style-name="P3"/>
      <text:p text:style-name="Standard"><text:span text:style-name="T8">MOV b, a<text:tab/>;// !!!</text:span><text:span text:style-name="T7">ошибка</text:span><text:span text:style-name="T8">!!! </text:span><text:span text:style-name="T7">так делать нельзя!!!</text:span></text:p>
      <text:p text:style-name="Standard"><text:span text:style-name="T7"><text:tab/><text:tab/>;// оба аргумента команды </text:span><text:span text:style-name="T8">MOV</text:span><text:span text:style-name="T7"> не могут быть в памяти!</text:span></text:p>
      <text:p text:style-name="P3"/>
      <text:p text:style-name="Standard"><text:span text:style-name="T8">a</text:span><text:span text:style-name="T7"> </text:span><text:span text:style-name="T8">DD</text:span><text:span text:style-name="T7"> 66</text:span><text:span text:style-name="T8">h</text:span><text:span text:style-name="T7">;// объявляем переменную </text:span><text:span text:style-name="T8">a</text:span><text:span text:style-name="T7"> типа двойного слова и инициализируем ее числом 66</text:span><text:span text:style-name="T8">h</text:span></text:p>
      <text:p text:style-name="Standard"><text:span text:style-name="T8">b</text:span><text:span text:style-name="T7"> </text:span><text:span text:style-name="T8">DD</text:span><text:span text:style-name="T7"> ?<text:tab/>;// объявляем неинициализированную переменную </text:span><text:span text:style-name="T8">b</text:span><text:span text:style-name="T7"> типа двойного слова</text:span></text:p>
      <text:p text:style-name="P11"><text:soft-page-break/>Листинг <text:sequence text:ref-name="refЛистинг0" text:name="Листинг" text:formula="ooow:Листинг+1" style:num-format="1">1</text:sequence> основные типа пересылок данных</text:p>
      <text:p text:style-name="P7">Теперь перейдем к условным переходам. Никакого "<text:span text:style-name="T3">if</text:span>" на ассемблере нет и эту операцию приходится осуществлять в два этапа. Команда <text:span text:style-name="T3">CMP</text:span> позволяет сравнить два числа, сохраняя результат своей работы во флагах. Флаги — это биты специального регистра, описание которого заняло бы слишком много места и поэтому здесь не рассматривается. Достаточно запомнить три основных состояния: меньше (<text:span text:style-name="T3">bellow</text:span> или <text:span text:style-name="T3">less</text:span>), больше (<text:span text:style-name="T3">above</text:span> или <text:span text:style-name="T3">great</text:span>) и равно (<text:span text:style-name="T3">equal</text:span>). Семейство команд условного перехода <text:span text:style-name="T3">Jxx</text:span> проверяют условие <text:span text:style-name="T3">xx</text:span> и, если оно истинно, совершают прыжок по указанному адресу. Например, <text:span text:style-name="T3">JE</text:span> прыгает, если числа равны (<text:span text:style-name="T3">Jump</text:span> <text:span text:style-name="T3">if</text:span> <text:span text:style-name="T3">Equal</text:span>), а <text:span text:style-name="T3">JNE</text:span> если неравны (<text:span text:style-name="T3">Jump</text:span> <text:span text:style-name="T3">if</text:span> <text:span text:style-name="T3">Not</text:span> <text:span text:style-name="T3">Equal</text:span>). <text:span text:style-name="T3">JB</text:span>/<text:span text:style-name="T3">JA</text:span> работают с беззнаковыми числами, а с <text:span text:style-name="T3">JL</text:span>/<text:span text:style-name="T3">JG</text:span> — со знаковыми. Любы два не противоречащих друг другу условия могут быть скомбинированы друг с другом, например: <text:span text:style-name="T3">JBE</text:span> — переход если одно беззнаковое число меньше другого или равно ему. Безусловный переход осуществляется командой <text:span text:style-name="T3">JMP</text:span>.</text:p>
      <text:p text:style-name="P7">Конструкция <text:span text:style-name="T3">CMP</text:span>/<text:span text:style-name="T3">Jxx</text:span> больше всего похожа на Бейсковское <text:span text:style-name="T3">IF</text:span> <text:span text:style-name="T3">xxx</text:span> <text:span text:style-name="T3">GOTO</text:span>, чем на Си. Вот несколько примеров ее использования:</text:p>
      <text:p text:style-name="P7"/>
      <text:p text:style-name="P5"><text:span text:style-name="T8">CMP</text:span><text:span text:style-name="T7"> </text:span><text:span text:style-name="T8">EAX</text:span><text:span text:style-name="T7">, </text:span><text:span text:style-name="T8">EBX</text:span><text:span text:style-name="T7"><text:tab/><text:tab/>;// сравнить </text:span><text:span text:style-name="T8">EAX</text:span><text:span text:style-name="T7"> и </text:span><text:span text:style-name="T8">EBX</text:span></text:p>
      <text:p text:style-name="P5"><text:span text:style-name="T8">JZ</text:span><text:span text:style-name="T7"> </text:span><text:span text:style-name="T8">xxx</text:span><text:span text:style-name="T7"><text:tab/><text:tab/><text:tab/>;// если они равны переход на </text:span><text:span text:style-name="T8">xxx</text:span></text:p>
      <text:p text:style-name="P9"/>
      <text:p text:style-name="P5"><text:span text:style-name="T8">CMP</text:span><text:span text:style-name="T7"> [</text:span><text:span text:style-name="T8">ECX</text:span><text:span text:style-name="T7">], </text:span><text:span text:style-name="T8">EDX</text:span><text:span text:style-name="T7"><text:tab/>;// сравнить *</text:span><text:span text:style-name="T8">ECX</text:span><text:span text:style-name="T7"> и </text:span><text:span text:style-name="T8">EDX</text:span></text:p>
      <text:p text:style-name="P5"><text:span text:style-name="T8">JAE</text:span><text:span text:style-name="T7"> </text:span><text:span text:style-name="T8">yyy</text:span><text:span text:style-name="T7"><text:tab/><text:tab/><text:tab/>;// если беззнаковый *</text:span><text:span text:style-name="T8">ECX</text:span><text:span text:style-name="T7"> &gt;= </text:span><text:span text:style-name="T8">EDX</text:span><text:span text:style-name="T7"> перейти на </text:span><text:span text:style-name="T8">yyy</text:span></text:p>
      <text:p text:style-name="P11">Листинг<text:span text:style-name="T3"> </text:span><text:sequence text:ref-name="refЛистинг1" text:name="Листинг" text:formula="ooow:Листинг+1" style:num-format="1">2</text:sequence><text:span text:style-name="T3"> </text:span>основные типы условных переходов</text:p>
      <text:p text:style-name="P7">Вызов функций на ассемблере реализуется намного сложнее, чем на Си. Во-первых, существует по меньшей мере два типа соглашений — Си и Паскаль. В Си-соглашении параметры в функцию передаются справа налево, а из стека их вычищает вызывающий функцию код. В Паскаль соглашении все происходит наоборот! Аргументы передаются слева направо, а из стека из вычищает сама функция. Большинство <text:span text:style-name="T3">API</text:span>-функций операционный системы <text:span text:style-name="T3">Windows</text:span> придерживаются комбинированного соглашения <text:span text:style-name="T3">stdcall</text:span>, при котором аргументы заносятся в соответствии с Си-соглашением, а из стека вычищаются по соглашению Паскаль. Возвращаемое функцией значение помещается в регистр <text:span text:style-name="T3">EAX</text:span> или (для передачи 64-разрядных значений используется регистровая пара <text:span text:style-name="T3">EDX</text:span>:<text:span text:style-name="T3">EAX</text:span>). Разумеется, этих соглашением необходимо придерживаться только при вызове внешних функций (<text:span text:style-name="T3">API</text:span>, библиотек и т. д.)."Внутренние" функции им следовать не обязаны и могут передавать аргументы любым мыслимым способом, например, через регистры.</text:p>
      <text:p text:style-name="P7">Вот простейший пример вызовафункции:</text:p>
      <text:p text:style-name="P7"/>
      <text:p text:style-name="P5"><text:span text:style-name="T8">PUSH</text:span><text:span text:style-name="T7"> </text:span><text:span text:style-name="T8">offset</text:span><text:span text:style-name="T7"> </text:span><text:span text:style-name="T8">LibName</text:span><text:span text:style-name="T7"><text:tab/><text:tab/>;// засылаем в стек смещение строки</text:span></text:p>
      <text:p text:style-name="P5"><text:span text:style-name="T8">CALL LoadLibrary<text:tab/><text:tab/>;// </text:span><text:span text:style-name="T7">вызов</text:span><text:span text:style-name="T8"> </text:span><text:span text:style-name="T7">функции</text:span></text:p>
      <text:p text:style-name="P5"><text:span text:style-name="T8">MOV</text:span><text:span text:style-name="T7"> </text:span><text:span text:style-name="T8">h</text:span><text:span text:style-name="T7">, </text:span><text:span text:style-name="T8">EAX</text:span><text:span text:style-name="T7"><text:tab/></text:span><text:span text:style-name="T8"><text:tab/></text:span><text:span text:style-name="T7"><text:tab/>;// </text:span><text:span text:style-name="T8">EAX</text:span><text:span text:style-name="T7"> содержит возращенное значение</text:span></text:p>
      <text:p text:style-name="P11">Листинг <text:sequence text:ref-name="refЛистинг2" text:name="Листинг" text:formula="ooow:Листинг+1" style:num-format="1">3</text:sequence> вызов <text:span text:style-name="T3">API</text:span>-функции операционной системы</text:p>
      <text:h text:style-name="Heading_20_2" text:outline-level="2">ассемблерные вставки как тестовый стенд</text:h>
      <text:p text:style-name="P7">Как же сложно программировать на чистом ассемблере! Минимально работающая программа содержит чертовую уйму разнообразных конструкций, сложным образом взаимодействующих друг с другом и открывающих огонь без предупреждения. Одним махом мы отрезаем себя от привычного окружения. Сложить два числа на ассемблере не проблема, но вот вывести их результат на экран…</text:p>
      <text:p text:style-name="P7">Ассемблерные вставки — другой дело. В то время как классические руководства по ассемблеру (Зубков, Юров), буквально с первых же строк буквально бросают читателя в пучину системного программирования, устрашая его ужасающей сложностью архитектуры процессора и операционной системы, ассемблерные вставки оставляет читателя в привычном ему окружении языков Си (и/или Паскаль) и постепенно, безо всяких резких скачков, знакомит его с внутренним миром процессора. Они же позволяют начать изучение непосредственно ассемблера с 32-разрядного защищенного режима процессора: дело в том, что в чистом виде защищенный режим настолько сложен, что не может быть усвоен даже гением, и потому практически все руководства начинают изложение с описание морально устаревшего 16-разрядного реального режима, что не только оказывается бесполезным балластом, но и замечательным средством запутывания ученика (помните, "забудьте все, чему вас учили раньше…"); По своему личному опыту и опыту моих друзей могу сказать, что такая методика обучения превосходят все <text:soft-page-break/>остальные как минимум по двум категориям: а) <text:span text:style-name="T1">скорость</text:span> – буквально через три-четыре дня интенсивных занятий человек, ранее никогда не знавший ассемблера, начинает сносно на нем программировать; б) <text:span text:style-name="T1">легкость освоения </text:span>– изучение ассемблера происходит практически безо всякого напряжения и усилий, ни в какой момент обучения ученика не заваливают ворохом неподъемной и непроходимой информации: каждый последующий шаг интуитивно понятен и с дороги познания заботливо убраны все потенциальные препятствия.</text:p>
      <text:p text:style-name="P7">Ну так чего же мы ждем? Для объявления ассемблерных вставок в <text:span text:style-name="T3">Microsoft Visual C</text:span>++ служит ключевое слово __<text:span text:style-name="T3">asm</text:span>, а простейшая ассемблерная программа выглядит так:</text:p>
      <text:p text:style-name="Standard"/>
      <text:p text:style-name="P3">main()</text:p>
      <text:p text:style-name="P4">{</text:p>
      <text:p text:style-name="Standard"><text:span text:style-name="T8"><text:tab/>int</text:span><text:span text:style-name="T7"> </text:span><text:span text:style-name="T8">a</text:span><text:span text:style-name="T7"> = 1;<text:tab/><text:tab/>// объявляем переменную </text:span><text:span text:style-name="T8">a</text:span><text:span text:style-name="T7"> и кладем туда значение 1</text:span></text:p>
      <text:p text:style-name="Standard"><text:span text:style-name="T7"><text:tab/></text:span><text:span text:style-name="T8">int</text:span><text:span text:style-name="T7"> </text:span><text:span text:style-name="T8">b</text:span><text:span text:style-name="T7"> = 2;<text:tab/><text:tab/>// объявляем переменную </text:span><text:span text:style-name="T8">a</text:span><text:span text:style-name="T7"> и кладем туда значение 1</text:span></text:p>
      <text:p text:style-name="Standard"><text:span text:style-name="T7"><text:tab/></text:span><text:span text:style-name="T8">int</text:span><text:span text:style-name="T7"> </text:span><text:span text:style-name="T8">c</text:span><text:span text:style-name="T7">;<text:tab/><text:tab/><text:tab/>// объявляем переменную </text:span><text:span text:style-name="T8">c</text:span><text:span text:style-name="T7">, но не инициализируем ее</text:span></text:p>
      <text:p text:style-name="P3"><text:tab/></text:p>
      <text:p text:style-name="P3"><text:tab/>// начало ассемблерной вставки</text:p>
      <text:p text:style-name="Standard"><text:span text:style-name="T7"><text:tab/>__</text:span><text:span text:style-name="T8">asm</text:span><text:span text:style-name="T7">{</text:span></text:p>
      <text:p text:style-name="Standard"><text:span text:style-name="T7"><text:tab/><text:tab/></text:span><text:span text:style-name="T8">mov</text:span><text:span text:style-name="T7"> </text:span><text:span text:style-name="T8">eax</text:span><text:span text:style-name="T7">, </text:span><text:span text:style-name="T8">a</text:span><text:span text:style-name="T7"><text:tab/>;// загружаем значение переменной </text:span><text:span text:style-name="T8">a</text:span><text:span text:style-name="T7"> в регистр </text:span><text:span text:style-name="T8">EAX</text:span></text:p>
      <text:p text:style-name="Standard"><text:span text:style-name="T7"><text:tab/><text:tab/></text:span><text:span text:style-name="T8">mov</text:span><text:span text:style-name="T7"> </text:span><text:span text:style-name="T8">ebx</text:span><text:span text:style-name="T7">, </text:span><text:span text:style-name="T8">b</text:span><text:span text:style-name="T7"><text:tab/>;// загружаем значение переменной </text:span><text:span text:style-name="T8">b</text:span><text:span text:style-name="T7"> в регистр </text:span><text:span text:style-name="T8">EBX</text:span></text:p>
      <text:p text:style-name="Standard"><text:span text:style-name="T7"><text:tab/><text:tab/></text:span><text:span text:style-name="T8">add</text:span><text:span text:style-name="T7"> </text:span><text:span text:style-name="T8">eax</text:span><text:span text:style-name="T7">, </text:span><text:span text:style-name="T8">ebx</text:span><text:span text:style-name="T7"><text:tab/>;// складываем </text:span><text:span text:style-name="T8">EAX</text:span><text:span text:style-name="T7"> с </text:span><text:span text:style-name="T8">EBX</text:span><text:span text:style-name="T7">, записывая результат в </text:span><text:span text:style-name="T8">EAX</text:span></text:p>
      <text:p text:style-name="Standard"><text:span text:style-name="T7"><text:tab/><text:tab/></text:span><text:span text:style-name="T8">mov</text:span><text:span text:style-name="T7"> </text:span><text:span text:style-name="T8">c</text:span><text:span text:style-name="T7">, </text:span><text:span text:style-name="T8">eax</text:span><text:span text:style-name="T7"><text:tab/>;// загружаем значение </text:span><text:span text:style-name="T8">EAX</text:span><text:span text:style-name="T7"> в переменную </text:span><text:span text:style-name="T8">c</text:span></text:p>
      <text:p text:style-name="Standard"><text:span text:style-name="T7"><text:tab/></text:span><text:span text:style-name="T8">}</text:span></text:p>
      <text:p text:style-name="Standard"><text:span text:style-name="T7"><text:tab/></text:span><text:span text:style-name="T8">// </text:span><text:span text:style-name="T7">конец ассемблерной вставки</text:span></text:p>
      <text:p text:style-name="P3"><text:tab/></text:p>
      <text:p text:style-name="Standard"><text:span text:style-name="T7"><text:tab/>// выводим содержимое </text:span><text:span text:style-name="T8">c</text:span><text:span text:style-name="T7"> на экран</text:span></text:p>
      <text:p text:style-name="Standard"><text:span text:style-name="T7"><text:tab/>// с помощью привычной нам функции </text:span><text:span text:style-name="T8">printf</text:span></text:p>
      <text:p text:style-name="Standard"><text:span text:style-name="T7"><text:tab/></text:span><text:span text:style-name="T8">printf("a + b = %x + %x = %x\n",a,b,c);</text:span></text:p>
      <text:p text:style-name="P3">}</text:p>
      <text:p text:style-name="P11">Листинг <text:sequence text:ref-name="refЛистинг3" text:name="Листинг" text:formula="ooow:Листинг+1" style:num-format="1">4</text:sequence> ассемблерная вставка складывающая два числа</text:p>
      <text:p text:style-name="Standard"/>
      <text:h text:style-name="Heading_20_2" text:outline-level="2">о планах на будущее</text:h>
      <text:p text:style-name="P7">В следующих статьях этой рубрики мы докажем, что ассемблер это не заумная теоретическая муть, а самый настоящий хардкор. Самомодифицирующийся код, технологии полиморфизма, противодействие отладчикам и дизассемблерам, экплоиты, генетически модифицированные черви, шпионаж за системными событиями, перехват паролей… Это и многое другое станет нашим!</text:p>
      <text:h text:style-name="Heading_20_2" text:outline-level="2">&gt;&gt;&gt; врезка. инструментарий</text:h>
      <text:p text:style-name="P7">Программируя методами ассемблерных вставок, достаточно иметь компилятор с его <text:span text:style-name="T3">IDE</text:span> (например, <text:span text:style-name="T3">Microsoft Visual Studio</text:span>). Ассемблерные вставки отлаживаются точно так же, как и весь остальной высокоуровневый код. Удобно!</text:p>
      <text:p text:style-name="P7">Программы, целиком написанные на ассемблере, транслируются в машинный код при помощи ассемблера. Под <text:span text:style-name="T3">DOS</text:span>'ом большой популярностью пользовался пакет <text:span text:style-name="T3">TASM</text:span> от компании <text:span text:style-name="T3">Borland</text:span>, но на <text:span text:style-name="T3">Windows</text:span> его позиция выглядит неубедительной и большинство программистов использует транслятор <text:span text:style-name="T3">MASM</text:span> от <text:span text:style-name="T3">Microsoft</text:span>, входящий в состав <text:span text:style-name="T3">DDK</text:span> (<text:span text:style-name="T3">Device</text:span> <text:span text:style-name="T3">Driver</text:span> <text:span text:style-name="T3">Kit </text:span>– набор инструментов разработчика драйверов), который можно бесплатно скачать с сервера <text:span text:style-name="T3">www</text:span>.<text:span text:style-name="T3">Microsoft</text:span>.<text:span text:style-name="T3">com</text:span> (для каждоый версии <text:span text:style-name="T3">Windows</text:span> он свой). С ним конкурирует некоммерческий транслятор <text:span text:style-name="T3">FASM</text:span> (http://flatassembler.net/), заточенный под нужды системных программистов и поддерживающий более естественный синтаксис. Существуют ассемблеры и под <text:span text:style-name="T3">UNIX</text:span>, например, <text:span text:style-name="T3">NASM</text:span>, входящий в штатный комплект поставки большинства дистрибьютивов. В общем, какой ассемблер выбрать — дело вкуса.</text:p>
      <text:p text:style-name="P7">Прежде чем ассемблированная программа заработает ее необходимо скомпоновать. Для этого вполне подойдет стандартный линкер, выдернутый из той же <text:span text:style-name="T3">Microsoft Visual Studio</text:span> или <text:span text:style-name="T3">Platform SDK</text:span>. Из нестандартных можно порекомендовать <text:span text:style-name="T3">ulink</text:span> от Юрия Харона, поддерживающего большое количество форматов файлов и множество тонких настроек, которых другие линкеры крутить не дают. Его можно скачать с сайта фирмы Стикс: ftp://ftp.styx.cabel.net/pub/UniLink/ulnbXXXX.zip. Для некоммерческого использования он бесплатен.</text:p>
      <text:p text:style-name="P7">Еще нам понадобиться отладчик и дизассемблер. Отладчик это инструмент для поиска ошибок в своих собственных приложениях и взламывания чужих. Их много разных: <text:span text:style-name="T3">Microsoft</text:span> <text:span text:style-name="T3">Visual Debugger</text:span>, интегрированный в состав <text:span text:style-name="T3">Microsoft Visual Studio</text:span>, <text:span text:style-name="T3">Microsoft Windows</text:span> <text:soft-page-break/><text:span text:style-name="T3">Debugger</text:span> (сокращенно <text:span text:style-name="T3">WDB</text:span>), и <text:span text:style-name="T3">Kernel Debugger</text:span>, входящие в состав <text:span text:style-name="T3">SDK</text:span> и <text:span text:style-name="T3">DDK</text:span>, <text:span text:style-name="T3">soft</text:span>-<text:span text:style-name="T3">ice</text:span> от <text:span text:style-name="T3">NuMega</text:span>, <text:span text:style-name="T3">OllyDbg</text:span> от Олега Яшкина и т. д. Самый мощный — <text:span text:style-name="T3">soft</text:span>-<text:span text:style-name="T3">ice</text:span>, самый расширяемый — <text:span text:style-name="T3">WDB</text:span>, самый простой и неприхотливый — <text:span text:style-name="T3">OllyDbg</text:span>. Дизассемблер — это, конечно, <text:span text:style-name="T3">IDA Pro</text:span>. Другие и рядом не лежали.</text:p>
      <text:p text:style-name="P7">Мелочь типа <text:span text:style-name="T3">hex</text:span>-редакторов, сравнивателей файлов, дамперов памяти, упаковщиков/распаковщиков так же должна быть все время под рукой. Скачать полный комплект необходимого инструментария можно, например, с сайта <text:span text:style-name="T3">www</text:span>.<text:span text:style-name="T3">wasm</text:span>.<text:span text:style-name="T3">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5-03-01T04:24:00</dc:date>
    <meta:editing-cycles>261</meta:editing-cycles>
    <meta:editing-duration>PT12H18M</meta:editing-duration>
    <meta:document-statistic meta:table-count="0" meta:image-count="0" meta:object-count="0" meta:page-count="5" meta:paragraph-count="74" meta:word-count="2227" meta:character-count="15975" meta:non-whitespace-character-count="13755"/>
    <meta:generator>LibreOffice/5.2.3.3$Linux_X86_64 LibreOffice_project/20m0$Build-3</meta:generator>
  </office:meta>
</office:document-meta>
</file>